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Leistung / mW</text:p>
          </table:table-cell>
          <table:table-cell office:value-type="string" calcext:value-type="string">
            <text:p>Durchmesser / mm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.0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1022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.0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3" calcext:value-type="float">
            <text:p>3.0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.0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float" office:value="1" calcext:value-type="float">
            <text:p>1.0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float" office:value="0.7" calcext:value-type="float">
            <text:p>0.7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00-00-00</text:date>, <text:time style:data-style-name="N2" text:time-value="09:48:59.202429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09:49:00.753652388</meta:creation-date>
    <dc:title>Noto Sans</dc:title>
    <meta:editing-duration>PT6M43S</meta:editing-duration>
    <meta:editing-cycles>4</meta:editing-cycles>
    <meta:generator>LibreOffice/7.1.0.3$Linux_X86_64 LibreOffice_project/10$Build-3</meta:generator>
    <meta:initial-creator>Yudong Sun</meta:initial-creator>
    <dc:date>2021-03-03T09:55:42.710912896</dc:date>
    <dc:creator>Yudong Sun</dc:creator>
    <meta:document-statistic meta:table-count="1" meta:cell-count="36" meta:object-count="0"/>
    <meta:template xlink:type="simple" xlink:actuate="onRequest" xlink:title="Noto Sans" xlink:href="../../../../../../../../home/sunyudong/Templates/Noto%20Sans1.ots" meta:date="2021-03-03T09:48:59.449610790"/>
  </office:meta>
</office:document-meta>
</file>